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ENAZOA RIOS, GERSON BREM</text:p>
            <text:p text:style-name="P5"><text:span text:style-name="T15">Dni</text:span><text:span text:style-name="T14">:7781269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ENAZOA RIOS, GERSON BREM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81269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9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1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73916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6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